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72H34M45.53S" calcext:value-type="time">
            <text:p>272:34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5H18M40.705S" calcext:value-type="time">
            <text:p>05:18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13H28M44.663S" calcext:value-type="time">
            <text:p>13:2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8:02:21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5T12:51:45.769000000</dc:date>
    <dc:creator>Benjamin Laws</dc:creator>
    <meta:editing-duration>P10DT7H6M15S</meta:editing-duration>
    <meta:editing-cycles>279</meta:editing-cycles>
    <meta:generator>LibreOffice/7.1.8.1$Windows_X86_64 LibreOffice_project/e1f30c802c3269a1d052614453f260e49458c82c</meta:generator>
    <meta:document-statistic meta:table-count="2" meta:cell-count="508" meta:object-count="0"/>
  </office:meta>
</office:document-meta>
</file>